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898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6146in"/>
    </style:style>
    <style:style style:name="co7" style:family="table-column">
      <style:table-column-properties fo:break-before="auto" style:column-width="1.7701in"/>
    </style:style>
    <style:style style:name="co8" style:family="table-column">
      <style:table-column-properties fo:break-before="auto" style:column-width="1.7819in"/>
    </style:style>
    <style:style style:name="co9" style:family="table-column">
      <style:table-column-properties fo:break-before="auto" style:column-width="1.5909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</office:automatic-styles>
  <office:body>
    <office:spreadsheet>
      <table:table table:name="captura" table:style-name="ta1"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361">
            <text:p>2361</text:p>
          </table:table-cell>
          <table:table-cell office:value-type="float" office:value="73.9305359733416">
            <text:p>73.9305359733</text:p>
          </table:table-cell>
          <table:table-cell office:value-type="float" office:value="0">
            <text:p>0</text:p>
          </table:table-cell>
          <table:table-cell office:value-type="float" office:value="2.68656515927973">
            <text:p>2.6865651593</text:p>
          </table:table-cell>
          <table:table-cell office:value-type="float" office:value="1.8929265258011">
            <text:p>1.8929265258</text:p>
          </table:table-cell>
          <table:table-cell office:value-type="float" office:value="721.5">
            <text:p>721.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178">
            <text:p>2178</text:p>
          </table:table-cell>
          <table:table-cell office:value-type="float" office:value="117.477967080238">
            <text:p>117.4779670802</text:p>
          </table:table-cell>
          <table:table-cell office:value-type="float" office:value="0">
            <text:p>0</text:p>
          </table:table-cell>
          <table:table-cell office:value-type="float" office:value="2.66895010175372">
            <text:p>2.6689501018</text:p>
          </table:table-cell>
          <table:table-cell office:value-type="float" office:value="2.09042562803732">
            <text:p>2.090425628</text:p>
          </table:table-cell>
          <table:table-cell office:value-type="float" office:value="802.036666666667">
            <text:p>802.0366666667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.22063658303758">
            <text:p>3.220636583</text:p>
          </table:table-cell>
          <table:table-cell office:value-type="float" office:value="0">
            <text:p>0</text:p>
          </table:table-cell>
          <table:table-cell office:value-type="float" office:value="2.67168944281917">
            <text:p>2.6716894428</text:p>
          </table:table-cell>
          <table:table-cell office:value-type="float" office:value="2.0925711866086">
            <text:p>2.0925711866</text:p>
          </table:table-cell>
          <table:table-cell office:value-type="float" office:value="802.036666666667">
            <text:p>802.0366666667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3.56658527944525">
            <text:p>3.5665852794</text:p>
          </table:table-cell>
          <table:table-cell office:value-type="float" office:value="0">
            <text:p>0</text:p>
          </table:table-cell>
          <table:table-cell office:value-type="float" office:value="2.64406286700143">
            <text:p>2.644062867</text:p>
          </table:table-cell>
          <table:table-cell office:value-type="float" office:value="2.04243528105287">
            <text:p>2.0424352811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5.23240437615018">
            <text:p>5.2324043762</text:p>
          </table:table-cell>
          <table:table-cell office:value-type="float" office:value="0">
            <text:p>0</text:p>
          </table:table-cell>
          <table:table-cell office:value-type="float" office:value="2.67002496473342">
            <text:p>2.6700249647</text:p>
          </table:table-cell>
          <table:table-cell office:value-type="float" office:value="2.51879308196532">
            <text:p>2.518793082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1200">
            <text:p>12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office:value-type="float" office:value="10.8807831366436">
            <text:p>10.8807831366</text:p>
          </table:table-cell>
          <table:table-cell office:value-type="float" office:value="0">
            <text:p>0</text:p>
          </table:table-cell>
          <table:table-cell office:value-type="float" office:value="2.65391020494822">
            <text:p>2.6539102049</text:p>
          </table:table-cell>
          <table:table-cell office:value-type="float" office:value="3.10745931223917">
            <text:p>3.1074593122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1200">
            <text:p>120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157">
            <text:p>157</text:p>
          </table:table-cell>
          <table:table-cell office:value-type="float" office:value="12.4619309186908">
            <text:p>12.4619309187</text:p>
          </table:table-cell>
          <table:table-cell office:value-type="float" office:value="0">
            <text:p>0</text:p>
          </table:table-cell>
          <table:table-cell office:value-type="float" office:value="2.65456773682615">
            <text:p>2.6545677368</text:p>
          </table:table-cell>
          <table:table-cell office:value-type="float" office:value="3.30887720633291">
            <text:p>3.3088772063</text:p>
          </table:table-cell>
          <table:table-cell office:value-type="float" office:value="1276.4">
            <text:p>1276.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1200">
            <text:p>1200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87">
            <text:p>187</text:p>
          </table:table-cell>
          <table:table-cell office:value-type="float" office:value="8.34046257543444">
            <text:p>8.3404625754</text:p>
          </table:table-cell>
          <table:table-cell office:value-type="float" office:value="0">
            <text:p>0</text:p>
          </table:table-cell>
          <table:table-cell office:value-type="float" office:value="2.45508724766306">
            <text:p>2.4550872477</text:p>
          </table:table-cell>
          <table:table-cell office:value-type="float" office:value="3.05255574582482">
            <text:p>3.0525557458</text:p>
          </table:table-cell>
          <table:table-cell office:value-type="float" office:value="1273.2">
            <text:p>1273.2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3.7583087804076">
            <text:p>3.75830878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.1839706027253">
            <text:p>23.1839706027</text:p>
          </table:table-cell>
          <table:table-cell table:style-name="ce1" office:value-type="float" office:value="6.20352338393235">
            <text:p>6.2035233839</text:p>
          </table:table-cell>
          <table:table-cell table:style-name="ce1" office:value-type="float" office:value="274">
            <text:p>27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61">
            <text:p>2361</text:p>
          </table:table-cell>
          <table:table-cell table:style-name="ce1" office:value-type="float" office:value="35.1385855059062">
            <text:p>35.13858550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6613161314342">
            <text:p>38.6613161314</text:p>
          </table:table-cell>
          <table:table-cell table:style-name="ce1" office:value-type="float" office:value="22.1731485525275">
            <text:p>22.1731485525</text:p>
          </table:table-cell>
          <table:table-cell table:style-name="ce1" office:value-type="float" office:value="587.287407407407">
            <text:p>587.2874074074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8.6613161314342">
            <text:p>38.66</text:p>
          </table:table-cell>
          <table:table-cell table:style-name="ce4" table:formula="of:=[sincronizados.C2]" office:value-type="float" office:value="4">
            <text:p>4.00</text:p>
          </table:table-cell>
          <table:table-cell table:style-name="ce4" table:formula="of:=(SUM([parciales.C2:parciales.C100]))/(COUNTIF([parciales.A1:parciales.A100];&quot;&lt;&gt;0&quot;) - 1)" office:value-type="float" office:value="17.125">
            <text:p>17.13</text:p>
          </table:table-cell>
          <table:table-cell table:style-name="ce4" table:formula="of:=[sincronizados.F2]" office:value-type="float" office:value="3.7583087804076">
            <text:p>3.76</text:p>
          </table:table-cell>
          <table:table-cell table:style-name="ce4" table:formula="of:=(SUM([parciales.F2:parciales.F100]))/(COUNTIF([parciales.A1:parciales.A100];&quot;&lt;&gt;0&quot;) - 1)" office:value-type="float" office:value="29.3889132403727">
            <text:p>29.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7:3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7:33:08</dc:date>
    <dc:creator>martin </dc:creator>
    <meta:editing-duration>PT8M29S</meta:editing-duration>
    <meta:editing-cycles>15</meta:editing-cycles>
    <meta:generator>LibreOffice/3.4$Unix LibreOffice_project/340m1$Build-402</meta:generator>
    <meta:document-statistic meta:table-count="5" meta:cell-count="140" meta:object-count="0"/>
  </office:meta>
</office:document-meta>
</file>